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immer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kliment/designs/workshoptoolset/dimmer/dimmer.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i 10 Jul 2019 19:26:18 C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2-f72e74a~84~ubuntu18.0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pn</text:p>
          </table:table-cell>
          <table:table-cell office:value-type="string" calcext:value-type="string">
            <text:p>c/ea</text:p>
          </table:table-cell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49</text:p>
          </table:table-cell>
          <table:table-cell office:value-type="float" office:value="0.0069" calcext:value-type="float">
            <text:p>0.0069</text:p>
          </table:table-cell>
          <table:table-cell table:formula="of:=[.K7]*[.B7]" office:value-type="float" office:value="0.0069" calcext:value-type="float">
            <text:p>0.0069</text:p>
          </table:table-cell>
          <table:table-cell/>
          <table:table-cell office:value-type="float" office:value="1362000" calcext:value-type="float">
            <text:p>1362000</text:p>
          </table:table-cell>
          <table:table-cell office:value-type="string" calcext:value-type="string">
            <text:p><text:a xlink:href="https://lcsc.com/product-detail/Multilayer-Ceramic-Capacitors-MLCC-SMD-SMT_SAMSUNG_CL10A105KB8NNNC_1uF-105-10-50V_C15849.html" xlink:type="simple">https://lcsc.com/product-detail/Multilayer-Ceramic-Capacitors-MLCC-SMD-SMT_SAMSUNG_CL10A105KB8NNNC_1uF-105-10-50V_C15849.html</text:a></text:p>
          </table:table-cell>
        </table:table-row>
        <table:table-row table:style-name="ro2">
          <table:table-cell office:value-type="string" calcext:value-type="string">
            <text:p>C2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Guangdong Fenhua</text:p>
          </table:table-cell>
          <table:table-cell office:value-type="string" calcext:value-type="string">
            <text:p>0402F104M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1</text:p>
          </table:table-cell>
          <table:table-cell office:value-type="float" office:value="0.0046" calcext:value-type="float">
            <text:p>0.0046</text:p>
          </table:table-cell>
          <table:table-cell table:formula="of:=[.K8]*[.B8]" office:value-type="float" office:value="0.0092" calcext:value-type="float">
            <text:p>0.0092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lcsc.com/product-detail/Multilayer-Ceramic-Capacitors-MLCC-SMD-SMT_100nF-104-20-50V_C1581.html" xlink:type="simple">https://lcsc.com/product-detail/Multilayer-Ceramic-Capacitors-MLCC-SMD-SMT_100nF-104-20-50V_C1581.html</text:a></text:p>
          </table:table-cell>
        </table:table-row>
        <table:table-row table:style-name="ro2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6ME44D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7000</text:p>
          </table:table-cell>
          <table:table-cell office:value-type="float" office:value="0.035" calcext:value-type="float">
            <text:p>0.035</text:p>
          </table:table-cell>
          <table:table-cell table:formula="of:=[.K9]*[.B9]" office:value-type="float" office:value="0.035" calcext:value-type="float">
            <text:p>0.035</text:p>
          </table:table-cell>
          <table:table-cell/>
          <table:table-cell office:value-type="float" office:value="51140" calcext:value-type="float">
            <text:p>51140</text:p>
          </table:table-cell>
          <table:table-cell office:value-type="string" calcext:value-type="string">
            <text:p><text:a xlink:href="https://lcsc.com/product-detail/Multilayer-Ceramic-Capacitors-MLCC-SMD-SMT_muRata_GRM155R61A106ME44D_10uF-106-20-10V_C77000.html" xlink:type="simple">https://lcsc.com/product-detail/Multilayer-Ceramic-Capacitors-MLCC-SMD-SMT_muRata_GRM155R61A106ME44D_10uF-106-20-10V_C77000.html</text:a></text:p>
          </table:table-cell>
        </table:table-row>
        <table:table-row table:style-name="ro2">
          <table:table-cell office:value-type="string" calcext:value-type="string">
            <text:p>D2, D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iode_SMD:D_SC-80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hikues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222</text:p>
          </table:table-cell>
          <table:table-cell office:value-type="float" office:value="0.01" calcext:value-type="float">
            <text:p>0.01</text:p>
          </table:table-cell>
          <table:table-cell table:formula="of:=[.K10]*[.B10]" office:value-type="float" office:value="0.02" calcext:value-type="float">
            <text:p>0.02</text:p>
          </table:table-cell>
          <table:table-cell/>
          <table:table-cell office:value-type="float" office:value="115500" calcext:value-type="float">
            <text:p>115500</text:p>
          </table:table-cell>
          <table:table-cell office:value-type="string" calcext:value-type="string">
            <text:p><text:a xlink:href="https://lcsc.com/product-detail/Switching-Diode_1N4148WT_C110222.html" xlink:type="simple">https://lcsc.com/product-detail/Switching-Diode_1N4148WT_C110222.html</text:a></text:p>
          </table:table-cell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DC Barrel Jack</text:p>
          </table:table-cell>
          <table:table-cell office:value-type="string" calcext:value-type="string">
            <text:p>Boom Precision Ele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214</text:p>
          </table:table-cell>
          <table:table-cell office:value-type="float" office:value="0.037" calcext:value-type="float">
            <text:p>0.037</text:p>
          </table:table-cell>
          <table:table-cell table:formula="of:=[.K11]*[.B11]" office:value-type="float" office:value="0.037" calcext:value-type="float">
            <text:p>0.037</text:p>
          </table:table-cell>
          <table:table-cell/>
          <table:table-cell office:value-type="float" office:value="60930" calcext:value-type="float">
            <text:p>60930</text:p>
          </table:table-cell>
          <table:table-cell office:value-type="string" calcext:value-type="string">
            <text:p><text:a xlink:href="https://lcsc.com/product-detail/Power-Connectors_Boom-Precision-Elec-DC-005-5-5-2-0MM_C16214.html" xlink:type="simple">https://lcsc.com/product-detail/Power-Connectors_Boom-Precision-Elec-DC-005-5-5-2-0MM_C16214.html</text:a></text:p>
          </table:table-cell>
        </table:table-row>
        <table:table-row table:style-name="ro2">
          <table:table-cell office:value-type="string" calcext:value-type="string">
            <text:p>J2, J3, J4, J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3_Female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Boom Precision Ele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6243</text:p>
          </table:table-cell>
          <table:table-cell office:value-type="float" office:value="0.0318" calcext:value-type="float">
            <text:p>0.0318</text:p>
          </table:table-cell>
          <table:table-cell table:formula="of:=[.K12]*[.B12]" office:value-type="float" office:value="0.1272" calcext:value-type="float">
            <text:p>0.1272</text:p>
          </table:table-cell>
          <table:table-cell/>
          <table:table-cell office:value-type="float" office:value="4330" calcext:value-type="float">
            <text:p>4330</text:p>
          </table:table-cell>
          <table:table-cell office:value-type="string" calcext:value-type="string">
            <text:p><text:a xlink:href="https://lcsc.com/product-detail/Pin-Header-Female-Header_Boom-Precision-Elec-2-54-1-3PFemale-header_C146243.html" xlink:type="simple">https://lcsc.com/product-detail/Pin-Header-Female-Header_Boom-Precision-Elec-2-54-1-3PFemale-header_C146243.html</text:a></text:p>
          </table:table-cell>
        </table:table-row>
        <table:table-row table:style-name="ro2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TAITEC</text:p>
          </table:table-cell>
          <table:table-cell office:value-type="string" calcext:value-type="string">
            <text:p>AHP201610AF-1R0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3906</text:p>
          </table:table-cell>
          <table:table-cell office:value-type="float" office:value="0.0404" calcext:value-type="float">
            <text:p>0.0404</text:p>
          </table:table-cell>
          <table:table-cell table:formula="of:=[.K13]*[.B13]" office:value-type="float" office:value="0.0404" calcext:value-type="float">
            <text:p>0.040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lcsc.com/product-detail/Power-Inductors_TAITEC-AHP201610AF-1R0M_C133906.html" xlink:type="simple">https://lcsc.com/product-detail/Power-Inductors_TAITEC-AHP201610AF-1R0M_C133906.html</text:a></text:p>
          </table:table-cell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SD19537Q3</text:p>
          </table:table-cell>
          <table:table-cell office:value-type="string" calcext:value-type="string">
            <text:p>Package_SON:VSON-8_3.3x3.3mm_P0.65mm_NexFET</text:p>
          </table:table-cell>
          <table:table-cell office:value-type="string" calcext:value-type="string">
            <text:p>50A Id, 100V Vds, NexFET N-Channel Power MOSFET, 13mOhm Ron, Qg Typ 16.0nC, VSON8 3.3x3.3mm</text:p>
          </table:table-cell>
          <table:table-cell office:value-type="string" calcext:value-type="string">
            <text:p>U-NIK</text:p>
          </table:table-cell>
          <table:table-cell office:value-type="string" calcext:value-type="string">
            <text:p>PE606B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1331</text:p>
          </table:table-cell>
          <table:table-cell office:value-type="float" office:value="0.01" calcext:value-type="float">
            <text:p>0.01</text:p>
          </table:table-cell>
          <table:table-cell table:formula="of:=[.K14]*[.B14]" office:value-type="float" office:value="0.01" calcext:value-type="float">
            <text:p>0.01</text:p>
          </table:table-cell>
          <table:table-cell/>
          <table:table-cell office:value-type="float" office:value="4815" calcext:value-type="float">
            <text:p>4815</text:p>
          </table:table-cell>
          <table:table-cell office:value-type="string" calcext:value-type="string">
            <text:p><text:a xlink:href="https://lcsc.com/product-detail/MOSFET_U-NIK-PE606BA_C261331.html" xlink:type="simple">https://lcsc.com/product-detail/MOSFET_U-NIK-PE606BA_C261331.html</text:a></text:p>
          </table:table-cell>
        </table:table-row>
        <table:table-row table:style-name="ro2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80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603WAF1800T5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828</text:p>
          </table:table-cell>
          <table:table-cell office:value-type="float" office:value="0.0009" calcext:value-type="float">
            <text:p>0.0009</text:p>
          </table:table-cell>
          <table:table-cell table:formula="of:=[.K15]*[.B15]" office:value-type="float" office:value="0.0018" calcext:value-type="float">
            <text:p>0.0018</text:p>
          </table:table-cell>
          <table:table-cell/>
          <table:table-cell office:value-type="float" office:value="85600" calcext:value-type="float">
            <text:p>85600</text:p>
          </table:table-cell>
          <table:table-cell office:value-type="string" calcext:value-type="string">
            <text:p><text:a xlink:href="https://lcsc.com/product-detail/Chip-Resistor-Surface-Mount_Uniroyal-Elec-0603WAF1800T5E_C22828.html" xlink:type="simple">https://lcsc.com/product-detail/Chip-Resistor-Surface-Mount_Uniroyal-Elec-0603WAF1800T5E_C22828.html</text:a></text:p>
          </table:table-cell>
        </table:table-row>
        <table:table-row table:style-name="ro2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80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8220</text:p>
          </table:table-cell>
          <table:table-cell office:value-type="float" office:value="0.0007" calcext:value-type="float">
            <text:p>0.0007</text:p>
          </table:table-cell>
          <table:table-cell table:formula="of:=[.K16]*[.B16]" office:value-type="float" office:value="0.0007" calcext:value-type="float">
            <text:p>0.0007</text:p>
          </table:table-cell>
          <table:table-cell/>
          <table:table-cell office:value-type="float" office:value="5311600" calcext:value-type="float">
            <text:p>5311600</text:p>
          </table:table-cell>
          <table:table-cell office:value-type="string" calcext:value-type="string">
            <text:p><text:a xlink:href="https://lcsc.com/product-detail/Chip-Resistor-Surface-Mount_10KR-1002-1_C98220.html" xlink:type="simple">https://lcsc.com/product-detail/Chip-Resistor-Surface-Mount_10KR-1002-1_C98220.html</text:a></text:p>
          </table:table-cell>
        </table:table-row>
        <table:table-row table:style-name="ro2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_POT</text:p>
          </table:table-cell>
          <table:table-cell office:value-type="string" calcext:value-type="string">
            <text:p>corelib:ALPS-RS08U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Alps Electric</text:p>
          </table:table-cell>
          <table:table-cell office:value-type="string" calcext:value-type="string">
            <text:p>RS08U111Z0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02411</text:p>
          </table:table-cell>
          <table:table-cell office:value-type="float" office:value="0.65" calcext:value-type="float">
            <text:p>0.65</text:p>
          </table:table-cell>
          <table:table-cell table:formula="of:=[.K17]*[.B17]" office:value-type="float" office:value="0.65" calcext:value-type="float">
            <text:p>0.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lcsc.com/product-detail/Potentiometers-Variable-Resistors_ALPS_RS08U111Z001_RS08U111Z001_C202411.html" xlink:type="simple">https://lcsc.com/product-detail/Potentiometers-Variable-Resistors_ALPS_RS08U111Z001_RS08U111Z001_C202411.html</text:a></text:p>
          </table:table-cell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2204RA-5.0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150mA low dropout linear regulator, wide input voltage range, 5.0V fixed positive output, SOT-89-3 package</text:p>
          </table:table-cell>
          <table:table-cell office:value-type="string" calcext:value-type="string">
            <text:p>Seaward Elec</text:p>
          </table:table-cell>
          <table:table-cell office:value-type="string" calcext:value-type="string">
            <text:p>SE8550K2-H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5012</text:p>
          </table:table-cell>
          <table:table-cell office:value-type="float" office:value="0.0825" calcext:value-type="float">
            <text:p>0.0825</text:p>
          </table:table-cell>
          <table:table-cell table:formula="of:=[.K18]*[.B18]" office:value-type="float" office:value="0.0825" calcext:value-type="float">
            <text:p>0.0825</text:p>
          </table:table-cell>
          <table:table-cell/>
          <table:table-cell office:value-type="float" office:value="54165" calcext:value-type="float">
            <text:p>54165</text:p>
          </table:table-cell>
          <table:table-cell office:value-type="string" calcext:value-type="string">
            <text:p><text:a xlink:href="https://lcsc.com/product-detail/Low-Dropout-Regulators-LDO_SE8550-HF_C115012.html" xlink:type="simple">https://lcsc.com/product-detail/Low-Dropout-Regulators-LDO_SE8550-HF_C115012.html</text:a></text:p>
          </table:table-cell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C555CPS</text:p>
          </table:table-cell>
          <table:table-cell office:value-type="string" calcext:value-type="string">
            <text:p>Package_SO:TSSOP-8_3x3mm_P0.65mm</text:p>
          </table:table-cell>
          <table:table-cell office:value-type="string" calcext:value-type="string">
            <text:p>Single LinCMOS Timer, SSOP-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E555PW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643</text:p>
          </table:table-cell>
          <table:table-cell office:value-type="float" office:value="0.1091" calcext:value-type="float">
            <text:p>0.1091</text:p>
          </table:table-cell>
          <table:table-cell table:formula="of:=[.K19]*[.B19]" office:value-type="float" office:value="0.1091" calcext:value-type="float">
            <text:p>0.1091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<text:a xlink:href="https://lcsc.com/product-detail/Timer_TI_NE555PWR_NE555PWR_C105643.html" xlink:type="simple">https://lcsc.com/product-detail/Timer_TI_NE555PWR_NE555PWR_C105643.html</text:a></text:p>
          </table:table-cell>
        </table:table-row>
        <table:table-row table:style-name="ro1">
          <table:table-cell table:number-columns-repeated="11"/>
          <table:table-cell table:formula="of:=SUM([.L7:.L19])" office:value-type="float" office:value="1.1298" calcext:value-type="float">
            <text:p>1.12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22:39:45.070618296</dc:date>
    <meta:editing-duration>P14DT6H57M14S</meta:editing-duration>
    <meta:editing-cycles>1</meta:editing-cycles>
    <meta:document-statistic meta:table-count="1" meta:cell-count="207" meta:object-count="0"/>
    <meta:generator>LibreOffice/6.0.7.3$Linux_X86_64 LibreOffice_project/00m0$Build-3</meta:generator>
  </office:meta>
</office:document-meta>
</file>